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"/>
    <style:font-face style:name="arial" svg:font-family="arial, sans-serif"/>
    <style:font-face style:name="Courier New" svg:font-family="'Courier New'" style:font-family-generic="modern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ext_20_body">
      <style:paragraph-properties fo:margin-top="0.423cm" fo:margin-bottom="0.212cm" loext:contextual-spacing="false"/>
      <style:text-properties fo:font-style="normal" officeooo:rsid="000d8321" officeooo:paragraph-rsid="0021c77d" style:font-style-asian="normal" style:font-style-complex="normal"/>
    </style:style>
    <style:style style:name="P2" style:family="paragraph" style:parent-style-name="Text_20_body">
      <style:paragraph-properties fo:margin-top="0.423cm" fo:margin-bottom="0.212cm" loext:contextual-spacing="false"/>
      <style:text-properties style:font-name="Nimbus Sans L" fo:font-size="14pt" fo:font-style="normal" fo:font-weight="bold" officeooo:rsid="000f7d7d" officeooo:paragraph-rsid="0011a4ac" style:font-name-asian="DejaVu Sans" style:font-size-asian="14pt" style:font-style-asian="normal" style:font-weight-asian="bold" style:font-name-complex="DejaVu Sans" style:font-size-complex="14pt" style:font-style-complex="normal" style:font-weight-complex="bold"/>
    </style:style>
    <style:style style:name="P3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officeooo:paragraph-rsid="0021c77d"/>
    </style:style>
    <style:style style:name="P4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222222" style:font-name="arial" fo:font-size="9pt" fo:letter-spacing="normal" fo:font-style="normal" fo:font-weight="normal" officeooo:paragraph-rsid="0021c77d"/>
    </style:style>
    <style:style style:name="P5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222222" style:font-name="arial" fo:font-size="9pt" fo:letter-spacing="normal" fo:font-style="normal" fo:font-weight="normal" officeooo:rsid="002527ea" officeooo:paragraph-rsid="002527ea"/>
    </style:style>
    <style:style style:name="P6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222222" fo:letter-spacing="normal" officeooo:paragraph-rsid="0021c77d"/>
    </style:style>
    <style:style style:name="P7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1155cc" style:font-name="arial" fo:font-size="9pt" fo:letter-spacing="normal" fo:font-style="normal" fo:font-weight="normal" officeooo:paragraph-rsid="0021c77d"/>
    </style:style>
    <style:style style:name="P8" style:family="paragraph" style:parent-style-name="Standard">
      <style:text-properties officeooo:paragraph-rsid="00050c8d"/>
    </style:style>
    <style:style style:name="P9" style:family="paragraph" style:parent-style-name="Standard">
      <style:text-properties style:font-name="Nimbus Roman No9 L" fo:font-size="12pt" fo:font-style="italic" fo:font-weight="bold" officeooo:paragraph-rsid="000b1d02" style:font-size-asian="12pt" style:font-style-asian="italic" style:font-weight-asian="bold" style:font-size-complex="12pt" style:font-style-complex="italic" style:font-weight-complex="bold"/>
    </style:style>
    <style:style style:name="P10" style:family="paragraph" style:parent-style-name="Standard">
      <style:text-properties officeooo:rsid="00162f04" officeooo:paragraph-rsid="002527ea"/>
    </style:style>
    <style:style style:name="P11" style:family="paragraph" style:parent-style-name="Standard">
      <style:text-properties officeooo:rsid="001813fb" officeooo:paragraph-rsid="001813fb"/>
    </style:style>
    <style:style style:name="P12" style:family="paragraph" style:parent-style-name="Standard">
      <style:text-properties fo:font-style="normal" fo:font-weight="normal" officeooo:rsid="0007bfe0" officeooo:paragraph-rsid="000b1d02" style:font-style-asian="normal" style:font-weight-asian="normal" style:font-style-complex="normal" style:font-weight-complex="normal"/>
    </style:style>
    <style:style style:name="P13" style:family="paragraph" style:parent-style-name="Standard">
      <style:text-properties officeooo:paragraph-rsid="002527ea"/>
    </style:style>
    <style:style style:name="P14" style:family="paragraph" style:parent-style-name="Standard">
      <style:text-properties officeooo:rsid="002527ea" officeooo:paragraph-rsid="002527ea"/>
    </style:style>
    <style:style style:name="P15" style:family="paragraph" style:parent-style-name="Text_20_body">
      <style:text-properties officeooo:rsid="002527ea" officeooo:paragraph-rsid="002527ea"/>
    </style:style>
    <style:style style:name="P16" style:family="paragraph" style:parent-style-name="Text_20_body">
      <style:text-properties officeooo:paragraph-rsid="002527ea"/>
    </style:style>
    <style:style style:name="P17" style:family="paragraph" style:parent-style-name="Standard" style:list-style-name="L1">
      <style:text-properties fo:font-style="normal" style:font-style-asian="normal" style:font-style-complex="normal"/>
    </style:style>
    <style:style style:name="P18" style:family="paragraph" style:parent-style-name="Standard" style:list-style-name="L3">
      <style:text-properties fo:font-style="normal" officeooo:paragraph-rsid="000328f0" style:font-style-asian="normal" style:font-style-complex="normal"/>
    </style:style>
    <style:style style:name="P19" style:family="paragraph" style:parent-style-name="Standard" style:list-style-name="L3">
      <style:text-properties fo:font-style="normal" officeooo:paragraph-rsid="0028be1b" style:font-style-asian="normal" style:font-style-complex="normal"/>
    </style:style>
    <style:style style:name="P20" style:family="paragraph" style:parent-style-name="Standard" style:list-style-name="L3">
      <style:text-properties fo:font-style="normal" officeooo:paragraph-rsid="000b1d02" style:font-style-asian="normal" style:font-style-complex="normal"/>
    </style:style>
    <style:style style:name="P21" style:family="paragraph" style:parent-style-name="Standard" style:list-style-name="L4">
      <style:text-properties fo:font-style="normal" officeooo:paragraph-rsid="000b1d02" style:font-style-asian="normal" style:font-style-complex="normal"/>
    </style:style>
    <style:style style:name="P22" style:family="paragraph" style:parent-style-name="Standard" style:list-style-name="L5">
      <style:text-properties fo:font-style="normal" officeooo:paragraph-rsid="001fb382" style:font-style-asian="normal" style:font-style-complex="normal"/>
    </style:style>
    <style:style style:name="P23" style:family="paragraph" style:parent-style-name="Standard" style:list-style-name="L3">
      <style:text-properties fo:font-style="normal" fo:font-weight="normal" officeooo:paragraph-rsid="000328f0" style:font-style-asian="normal" style:font-weight-asian="normal" style:font-style-complex="normal" style:font-weight-complex="normal"/>
    </style:style>
    <style:style style:name="P24" style:family="paragraph" style:parent-style-name="Standard" style:list-style-name="L3">
      <style:text-properties fo:font-style="normal" fo:font-weight="normal" officeooo:paragraph-rsid="0028be1b" style:font-style-asian="normal" style:font-weight-asian="normal" style:font-style-complex="normal" style:font-weight-complex="normal"/>
    </style:style>
    <style:style style:name="P25" style:family="paragraph" style:parent-style-name="Standard" style:list-style-name="L5">
      <style:text-properties fo:font-style="normal" fo:font-weight="normal" officeooo:paragraph-rsid="000d8321" style:font-style-asian="normal" style:font-weight-asian="normal" style:font-style-complex="normal" style:font-weight-complex="normal"/>
    </style:style>
    <style:style style:name="P26" style:family="paragraph" style:parent-style-name="Standard" style:list-style-name="L1">
      <style:text-properties officeooo:rsid="002527ea" officeooo:paragraph-rsid="002527ea"/>
    </style:style>
    <style:style style:name="P27" style:family="paragraph" style:parent-style-name="Standard" style:list-style-name="L1">
      <style:text-properties fo:font-style="italic" style:font-style-asian="italic" style:font-style-complex="italic"/>
    </style:style>
    <style:style style:name="P28" style:family="paragraph" style:parent-style-name="Standard" style:list-style-name="L2">
      <style:text-properties officeooo:paragraph-rsid="00050c8d"/>
    </style:style>
    <style:style style:name="P29" style:family="paragraph" style:parent-style-name="Standard" style:list-style-name="L4">
      <style:text-properties officeooo:paragraph-rsid="000b1d02"/>
    </style:style>
    <style:style style:name="P30" style:family="paragraph" style:parent-style-name="Standard" style:list-style-name="L4">
      <style:text-properties officeooo:rsid="002950b1" officeooo:paragraph-rsid="002950b1"/>
    </style:style>
    <style:style style:name="P31" style:family="paragraph" style:parent-style-name="Heading_20_3">
      <style:paragraph-properties fo:margin-top="0.423cm" fo:margin-bottom="0.212cm" loext:contextual-spacing="false" fo:keep-with-next="always"/>
    </style:style>
    <style:style style:name="P32" style:family="paragraph" style:parent-style-name="Heading_20_3">
      <style:paragraph-properties fo:margin-top="0.423cm" fo:margin-bottom="0.212cm" loext:contextual-spacing="false" fo:keep-with-next="always"/>
      <style:text-properties style:font-name="Nimbus Sans L" fo:font-size="13.3000001907349pt" fo:font-style="italic" fo:font-weight="bold" officeooo:rsid="000f7d7d" officeooo:paragraph-rsid="002527ea" style:font-name-asian="DejaVu Sans" style:font-size-asian="13.3000001907349pt" style:font-style-asian="italic" style:font-weight-asian="bold" style:font-name-complex="DejaVu Sans" style:font-size-complex="13.3000001907349pt" style:font-style-complex="italic" style:font-weight-complex="bold"/>
    </style:style>
    <style:style style:name="P33" style:family="paragraph" style:parent-style-name="Heading_20_3">
      <style:paragraph-properties fo:margin-top="0.423cm" fo:margin-bottom="0.212cm" loext:contextual-spacing="false" fo:keep-with-next="always"/>
      <style:text-properties style:font-name="Nimbus Sans L" fo:font-size="13.3000001907349pt" fo:font-style="italic" fo:font-weight="bold" officeooo:paragraph-rsid="000b1d02" style:font-name-asian="DejaVu Sans" style:font-size-asian="13.3000001907349pt" style:font-style-asian="italic" style:font-weight-asian="bold" style:font-name-complex="DejaVu Sans" style:font-size-complex="13.3000001907349pt" style:font-style-complex="italic" style:font-weight-complex="bold"/>
    </style:style>
    <style:style style:name="P34" style:family="paragraph" style:parent-style-name="Heading_20_3">
      <style:paragraph-properties fo:margin-top="0.423cm" fo:margin-bottom="0.212cm" loext:contextual-spacing="false"/>
      <style:text-properties officeooo:paragraph-rsid="000b1d02"/>
    </style:style>
    <style:style style:name="P35" style:family="paragraph" style:parent-style-name="Heading_20_3">
      <style:paragraph-properties fo:margin-top="0.423cm" fo:margin-bottom="0.212cm" loext:contextual-spacing="false"/>
      <style:text-properties style:font-name="Nimbus Sans L" officeooo:rsid="000c07da" officeooo:paragraph-rsid="000fed48" style:font-name-asian="DejaVu Sans" style:font-name-complex="DejaVu Sans"/>
    </style:style>
    <style:style style:name="P36" style:family="paragraph" style:parent-style-name="Heading_20_4">
      <style:text-properties officeooo:paragraph-rsid="0021c77d"/>
    </style:style>
    <style:style style:name="P37" style:family="paragraph" style:parent-style-name="Heading_20_4">
      <style:text-properties officeooo:paragraph-rsid="002527ea"/>
    </style:style>
    <style:style style:name="P38" style:family="paragraph" style:parent-style-name="Heading_20_4">
      <style:paragraph-properties fo:margin-top="0.423cm" fo:margin-bottom="0.212cm" loext:contextual-spacing="false"/>
      <style:text-properties style:font-name="Nimbus Sans L" fo:font-size="13.3000001907349pt" fo:font-style="italic" fo:font-weight="bold" officeooo:rsid="000f7d7d" officeooo:paragraph-rsid="002527ea" style:font-name-asian="DejaVu Sans" style:font-size-asian="13.3000001907349pt" style:font-style-asian="italic" style:font-weight-asian="bold" style:font-name-complex="DejaVu Sans" style:font-size-complex="13.3000001907349pt" style:font-style-complex="italic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eca86" style:font-style-asian="italic" style:font-style-complex="italic"/>
    </style:style>
    <style:style style:name="T3" style:family="text">
      <style:text-properties fo:font-style="italic" officeooo:rsid="001fb382" style:font-style-asian="italic" style:font-style-complex="italic"/>
    </style:style>
    <style:style style:name="T4" style:family="text">
      <style:text-properties fo:font-style="italic" officeooo:rsid="0023d2e0" style:font-style-asian="italic" style:font-style-complex="italic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fo:font-style="italic" fo:font-weight="bold" officeooo:rsid="00060de6" style:font-style-asian="italic" style:font-weight-asian="bold" style:font-style-complex="italic" style:font-weight-complex="bold"/>
    </style:style>
    <style:style style:name="T7" style:family="text">
      <style:text-properties fo:font-style="italic" fo:font-weight="bold" officeooo:rsid="0027072c" style:font-style-asian="italic" style:font-weight-asian="bold" style:font-style-complex="italic" style:font-weight-complex="bold"/>
    </style:style>
    <style:style style:name="T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9" style:family="text">
      <style:text-properties fo:font-style="italic" fo:font-weight="normal" officeooo:rsid="001f4e8d" style:font-style-asian="italic" style:font-weight-asian="normal" style:font-style-complex="italic" style:font-weight-complex="normal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tyle="normal" officeooo:rsid="001a7fbe" style:font-style-asian="normal" style:font-style-complex="normal"/>
    </style:style>
    <style:style style:name="T12" style:family="text">
      <style:text-properties fo:font-style="normal" officeooo:rsid="001c0cef" style:font-style-asian="normal" style:font-style-complex="normal"/>
    </style:style>
    <style:style style:name="T1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4" style:family="text">
      <style:text-properties fo:font-style="normal" fo:font-weight="normal" officeooo:rsid="002527ea" style:font-style-asian="normal" style:font-weight-asian="normal" style:font-style-complex="normal" style:font-weight-complex="normal"/>
    </style:style>
    <style:style style:name="T15" style:family="text">
      <style:text-properties officeooo:rsid="001a655a"/>
    </style:style>
    <style:style style:name="T16" style:family="text">
      <style:text-properties officeooo:rsid="001dd217"/>
    </style:style>
    <style:style style:name="T17" style:family="text">
      <style:text-properties style:font-name="Nimbus Sans L" officeooo:rsid="000b1d02" style:font-name-asian="DejaVu Sans" style:font-name-complex="DejaVu Sans"/>
    </style:style>
    <style:style style:name="T18" style:family="text">
      <style:text-properties style:font-name="Nimbus Sans L" officeooo:rsid="000c07da" style:font-name-asian="DejaVu Sans" style:font-name-complex="DejaVu Sans"/>
    </style:style>
    <style:style style:name="T19" style:family="text">
      <style:text-properties officeooo:rsid="00060de6"/>
    </style:style>
    <style:style style:name="T20" style:family="text">
      <style:text-properties officeooo:rsid="000c07da"/>
    </style:style>
    <style:style style:name="T21" style:family="text">
      <style:text-properties fo:font-variant="normal" fo:text-transform="none" fo:color="#1155cc" style:font-name="arial" fo:font-size="9pt" fo:letter-spacing="normal" fo:font-style="normal" fo:font-weight="normal"/>
    </style:style>
    <style:style style:name="T22" style:family="text">
      <style:text-properties fo:font-variant="normal" fo:text-transform="none" fo:color="#1155cc" style:font-name="arial" fo:font-size="9pt" fo:letter-spacing="normal" fo:font-style="normal" fo:font-weight="normal" officeooo:rsid="002527ea"/>
    </style:style>
    <style:style style:name="T23" style:family="text">
      <style:text-properties fo:font-variant="normal" fo:text-transform="none" fo:color="#1155cc" style:font-name="arial" fo:font-size="9pt" fo:letter-spacing="normal" fo:font-style="normal" style:text-underline-style="solid" style:text-underline-width="auto" style:text-underline-color="font-color" fo:font-weight="normal" officeooo:rsid="002527ea"/>
    </style:style>
    <style:style style:name="T24" style:family="text">
      <style:text-properties fo:font-variant="normal" fo:text-transform="none" fo:color="#1155cc" style:font-name="arial" fo:font-size="9pt" fo:letter-spacing="normal" fo:font-weight="normal" style:font-weight-asian="normal" style:font-weight-complex="normal"/>
    </style:style>
    <style:style style:name="T25" style:family="text">
      <style:text-properties fo:font-variant="normal" fo:text-transform="none" fo:color="#1155cc" style:font-name="arial" fo:font-size="9pt" fo:letter-spacing="normal" fo:font-weight="normal" officeooo:rsid="002527ea" style:font-weight-asian="normal" style:font-weight-complex="normal"/>
    </style:style>
    <style:style style:name="T26" style:family="text">
      <style:text-properties fo:font-variant="normal" fo:text-transform="none" fo:color="#1155cc" style:font-name="arial" fo:font-size="9pt" fo:letter-spacing="normal" style:text-underline-style="solid" style:text-underline-width="auto" style:text-underline-color="font-color" fo:font-weight="normal" officeooo:rsid="002527ea" style:font-weight-asian="normal" style:font-weight-complex="normal"/>
    </style:style>
    <style:style style:name="T27" style:family="text">
      <style:text-properties officeooo:rsid="00146875"/>
    </style:style>
    <style:style style:name="T28" style:family="text">
      <style:text-properties officeooo:rsid="001b7a6d"/>
    </style:style>
    <style:style style:name="T29" style:family="text">
      <style:text-properties officeooo:rsid="001fb382"/>
    </style:style>
    <style:style style:name="T30" style:family="text">
      <style:text-properties officeooo:rsid="00238e3d"/>
    </style:style>
    <style:style style:name="T31" style:family="text">
      <style:text-properties officeooo:rsid="002527ea"/>
    </style:style>
    <style:style style:name="T32" style:family="text">
      <style:text-properties fo:font-weight="bold" style:font-weight-asian="bold" style:font-weight-complex="bold"/>
    </style:style>
    <style:style style:name="T33" style:family="text">
      <style:text-properties style:font-name="Courier New"/>
    </style:style>
    <style:style style:name="T34" style:family="text">
      <style:text-properties style:text-underline-style="solid" style:text-underline-width="auto" style:text-underline-color="font-color" officeooo:rsid="002527ea"/>
    </style:style>
    <style:style style:name="T35" style:family="text">
      <style:text-properties officeooo:rsid="0026fa84"/>
    </style:style>
    <style:style style:name="T36" style:family="text">
      <style:text-properties officeooo:rsid="0027072c"/>
    </style:style>
    <style:style style:name="T37" style:family="text">
      <style:text-properties officeooo:rsid="0021c77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1" text:outline-level="3">TP<text:span text:style-name="T20">1</text:span> : Installation en service, <text:span text:style-name="T35">Configuration, Premier job</text:span></text:h>
      <text:p text:style-name="Standard"/>
      <text:p text:style-name="Standard"/>
      <text:h text:style-name="Heading_20_2" text:outline-level="2">Objectifs</text:h>
      <text:list xml:id="list1157777424" text:style-name="L1">
        <text:list-item>
          <text:p text:style-name="P17"><text:span text:style-name="T31">Installation de J</text:span>enkins <text:span text:style-name="T31">en service, configuration du service</text:span></text:p>
        </text:list-item>
        <text:list-item>
          <text:p text:style-name="P26">Configurer le système</text:p>
        </text:list-item>
        <text:list-item>
          <text:p text:style-name="P26">Configurer les outils de base</text:p>
        </text:list-item>
        <text:list-item>
          <text:p text:style-name="P26">Créer un premier job freestyle</text:p>
          <text:p text:style-name="P27"/>
        </text:list-item>
      </text:list>
      <text:h text:style-name="P34" text:outline-level="3"><text:span text:style-name="T18">1. 1 </text:span><text:span text:style-name="T17">Installation en service</text:span></text:h>
      <text:p text:style-name="P13">En fonction de votre OS, exécuter la procédure d’installation en service adéquat.</text:p>
      <text:p text:style-name="P13"/>
      <text:p text:style-name="P14">Avec un navigateur, accèder à localhost:8080 et continuer la procédure <text:span text:style-name="T32">sans</text:span> installer de plugin</text:p>
      <text:p text:style-name="P14"/>
      <text:p text:style-name="P8"><text:span text:style-name="T30">Éditer</text:span> le fichier <text:span text:style-name="T1">/etc/default/j</text:span><text:span text:style-name="T4">enkins</text:span> :</text:p>
      <text:list xml:id="list3810493586" text:style-name="L2">
        <text:list-item>
          <text:p text:style-name="P28">modifier les paramètres de la JVM </text:p>
        </text:list-item>
      </text:list>
      <text:p text:style-name="P14">Effectuer un redémarrage du service :<text:line-break/><text:span text:style-name="T33">sudo service jenkins restart</text:span></text:p>
      <text:p text:style-name="P11"/>
      <text:h text:style-name="P35" text:outline-level="3">1.2 Configuration générale et outis</text:h>
      <text:h text:style-name="P36" text:outline-level="4">Configuration serveur de mail</text:h>
      <text:p text:style-name="P15"><text:span text:style-name="T36">Si nécessaire i</text:span>nstaller le plugin <text:span text:style-name="T5">mail</text:span><text:span text:style-name="T7">er</text:span></text:p>
      <text:p text:style-name="P16"><text:span text:style-name="T31">Ensuite aller dans la configuration système </text:span><text:span text:style-name="T13">« </text:span><text:span text:style-name="T8">Administrer Jenkins → Configur</text:span><text:span text:style-name="T9">er le système</text:span><text:span text:style-name="T13">» </text:span><text:span text:style-name="T14">et renseigner les paramètres du serveur smtp</text:span></text:p>
      <text:p text:style-name="P1"><text:span text:style-name="T26">login </text:span><text:span text:style-name="T25">: </text:span><text:a xlink:type="simple" xlink:href="mailto:stageojen@plbformation.com" office:target-frame-name="_blank" xlink:show="new" text:style-name="Internet_20_link" text:visited-style-name="Visited_20_Internet_20_Link"><text:span text:style-name="T24">stageojen@plbformation.com</text:span></text:a></text:p>
      <text:p text:style-name="P4"><text:span text:style-name="T34">password </text:span><text:span text:style-name="T31">: </text:span>stageojen</text:p>
      <text:p text:style-name="P7"/>
      <text:p text:style-name="P3"><text:span text:style-name="T23">smtp :</text:span><text:span text:style-name="T22"> </text:span><text:a xlink:type="simple" xlink:href="http://smtp.plbformation.com/" office:target-frame-name="_blank" xlink:show="new" text:style-name="Internet_20_link" text:visited-style-name="Visited_20_Internet_20_Link"><text:span text:style-name="T21">smtp.plbformation.com</text:span></text:a></text:p>
      <text:p text:style-name="P6"/>
      <text:p text:style-name="P4">(port smtp 587)</text:p>
      <text:p text:style-name="P4"/>
      <text:p text:style-name="P5">Tester l’envoi de mail</text:p>
      <text:h text:style-name="Heading_20_4" text:outline-level="4">Configuration des outils (JDK, <text:s/>Maven, <text:span text:style-name="T28">Git</text:span>)</text:h>
      <text:list xml:id="list3693248931" text:style-name="L3">
        <text:list-item>
          <text:p text:style-name="P23">Cliquer sur « <text:span text:style-name="T1">Administrer Jenkins → Configur</text:span><text:span text:style-name="T2">ation Globale des outils</text:span> »</text:p>
        </text:list-item>
        <text:list-item>
          <text:p text:style-name="P18">Dans la section JDK, indiquer <text:span text:style-name="T15">soit un JAVA_HOME pré-installé soit un installateur </text:span><text:s/><text:span text:style-name="T15">automatique</text:span></text:p>
        </text:list-item>
        <text:list-item>
          <text:p text:style-name="P18">Dans la section Maven, <text:span text:style-name="T16">utiliser l’installation automatique</text:span></text:p>
        </text:list-item>
        <text:list-item>
          <text:p text:style-name="P19"><text:span text:style-name="T37">Dans la section Git, indiquer votre installation de Git<text:line-break/>(Si la section Gitt n’est pas présente installer le plugin </text:span><text:span text:style-name="T7">Git Client)</text:span></text:p>
        </text:list-item>
        <text:list-item>
          <text:p text:style-name="P24"><text:s/>Enregistrer vos modifications</text:p>
        </text:list-item>
      </text:list>
      <text:h text:style-name="Heading_20_4" text:outline-level="4"/>
      <text:p text:style-name="Text_20_body"/>
      <text:p text:style-name="P2"><text:soft-page-break/>1.<text:span text:style-name="T27">3</text:span> : Création de job</text:p>
      <text:h text:style-name="P38" text:outline-level="4">Mise en place dépôt Git</text:h>
      <text:p text:style-name="P10">Vérifier l’installation de git sur votre machine</text:p>
      <text:p text:style-name="P13"><text:span text:style-name="T19">Installer le plugin « </text:span><text:span text:style-name="T6">git</text:span><text:span text:style-name="T19"> » </text:span></text:p>
      <text:h text:style-name="P37" text:outline-level="4"/>
      <text:p text:style-name="P13">Reprendre les source du projet et les décompresser.</text:p>
      <text:p text:style-name="P13">Initialiser le dépôt : <text:line-break/><text:span text:style-name="T1">git init </text:span></text:p>
      <text:h text:style-name="P32" text:outline-level="3">Création job et test</text:h>
      <text:list xml:id="list2338534245" text:style-name="L4">
        <text:list-item>
          <text:p text:style-name="P21">De retour sur la page d'accueil, Activer le lien « Créer un nouveau job » </text:p>
        </text:list-item>
        <text:list-item>
          <text:p text:style-name="P21">Donner un nom et choisir job freestyle</text:p>
        </text:list-item>
        <text:list-item>
          <text:p text:style-name="P29"><text:span text:style-name="T10">Configurer le SCM afin qu'il point vers </text:span><text:span text:style-name="T11">un dépôt git local</text:span></text:p>
        </text:list-item>
        <text:list-item>
          <text:p text:style-name="P29"><text:span text:style-name="T10">Indiquer que le build est déclenché à chaque changement dans </text:span><text:span text:style-name="T12">GIT</text:span><text:span text:style-name="T10"> et que le repository est interrogé toutes les 5 mns. (*/5 * * * *)</text:span></text:p>
        </text:list-item>
        <text:list-item>
          <text:p text:style-name="P30"><text:span text:style-name="T10">Ajouter une étape de build affichant toutes les variables d’environnement disponibles</text:span></text:p>
        </text:list-item>
        <text:list-item>
          <text:p text:style-name="P29"><text:span text:style-name="T10">Ajouter ensuite une étape de build qui invoque la cible Maven « </text:span><text:span text:style-name="T5">clean</text:span><text:span text:style-name="T1"> </text:span><text:span text:style-name="T5">package</text:span><text:span text:style-name="T10"> », indiquer le chemin vers le </text:span><text:span text:style-name="T1">pom.xml</text:span></text:p>
        </text:list-item>
        <text:list-item>
          <text:p text:style-name="P21">Ajouter une étape « post-build » permettant d'afficher les résultats des tests : « Publier les rapports JUnit » </text:p>
        </text:list-item>
        <text:list-item>
          <text:p text:style-name="P21">Ajouter une autre étape « post-build » pour archiver tous les jars produits</text:p>
        </text:list-item>
        <text:list-item>
          <text:p text:style-name="P21">Lancer le build manuellement et observer la page d'accueil du projet</text:p>
        </text:list-item>
      </text:list>
      <text:p text:style-name="P9"/>
      <text:h text:style-name="P33" text:outline-level="3">Déclenchement de job</text:h>
      <text:list xml:id="list3999909116" text:style-name="L5">
        <text:list-item>
          <text:p text:style-name="P22">Modifier un fichier du projet provoquant une erreur dans les tests, committer le changement dans le repository<text:line-break/><text:span text:style-name="T29">Voir fichier</text:span><text:span text:style-name="T3"> simple-parent/simple-command/src/test/java/org/sonatype/mavenbook/weather/yahoo/YahooParserTest.java</text:span></text:p>
        </text:list-item>
        <text:list-item>
          <text:p text:style-name="P25">Attendre le déclenchement du job</text:p>
        </text:list-item>
        <text:list-item>
          <text:p text:style-name="P25">Observer la page d'accueil qui doit afficher un graphique de tendance sur l'exécution des tests.</text:p>
        </text:list-item>
        <text:list-item>
          <text:p text:style-name="P25">Ensuite restaurer votre modification</text:p>
        </text:list-item>
      </text:list>
      <text:list xml:id="list131800929649635" text:continue-list="list3693248931" text:style-name="L3">
        <text:list-header>
          <text:p text:style-name="P20"/>
        </text:list-header>
      </text:list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"/>
    <style:font-face style:name="arial" svg:font-family="arial, sans-serif"/>
    <style:font-face style:name="Courier New" svg:font-family="'Courier New'" style:font-family-generic="modern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Nimbus Roman No9 L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Nimbus Sans L" fo:font-family="'Nimbus Sans L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cm" fo:margin-right="0cm" fo:margin-top="0.212cm" fo:margin-bottom="0.212cm" loext:contextual-spacing="false" fo:text-indent="0cm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5-21T16:14:59</meta:creation-date>
    <dc:date>2020-01-16T13:18:00.054505371</dc:date>
    <meta:editing-duration>PT22H58M35S</meta:editing-duration>
    <meta:editing-cycles>132</meta:editing-cycles>
    <meta:generator>LibreOffice/6.0.7.3$Linux_X86_64 LibreOffice_project/00m0$Build-3</meta:generator>
    <dc:title>TP1 : Installation, Mise en service, Job Free-style</dc:title>
    <meta:document-statistic meta:table-count="0" meta:image-count="0" meta:object-count="0" meta:page-count="2" meta:paragraph-count="49" meta:word-count="440" meta:character-count="2759" meta:non-whitespace-character-count="2382"/>
    <meta:user-defined meta:name="Info 1"/>
    <meta:user-defined meta:name="Info 2"/>
    <meta:user-defined meta:name="Info 3"/>
    <meta:user-defined meta:name="Info 4"/>
  </office:meta>
</office:document-meta>
</file>